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4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9516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2.352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99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5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09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"-n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     \n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\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UI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echo $HOME9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$&gt; echo $9HOME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$HOME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UID$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echo $hola*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echo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echo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HO''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"'$HO''ME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"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09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?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$&gt; $LESS$VAR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0">
            <text:p>SIGNAUX 🛰</text:p>
          </table:table-cell>
          <table:table-cell table:style-name="ce109" office:value-type="string" calcext:value-type="string">
            <text:p><text:span text:style-name="T21">$&gt; 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 </text:span><text:span text:style-name="T25">Ctlr-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09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port $DONT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=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%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$?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?=2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9HOLA=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5">
          <table:table-cell table:style-name="ce11"/>
          <table:table-cell table:style-name="ce109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1"/>
          <table:table-cell table:style-name="ce109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@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!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^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\~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09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4">
            <text:p>FICHIERS BINAIRES 0️⃣ 1️⃣</text:p>
          </table:table-cell>
          <table:table-cell table:style-name="ce109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6">
          <table:table-cell table:style-name="ce105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71">
            <text:p>CD 💿 PWD</text:p>
          </table:table-cell>
          <table:table-cell table:style-name="ce109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/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-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$HOME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~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5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|"wc" 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|"wc "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r 1 + 1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r $? + $?</text:span></text:p>
          </table:table-cell>
          <table:table-cell table:style-name="ce23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6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9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46">
            <text:p>EXIT <text:s/>⛔</text:p>
          </table:table-cell>
          <table:table-cell table:style-name="ce109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00000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25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+4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69 -9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-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++++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++++++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-----0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"666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----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++++666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6'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2'66'32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"'666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"666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5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09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| exit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ls | exit 42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it | ls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| echo</text:span></text:p>
          </table:table-cell>
          <table:table-cell table:style-name="ce23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oui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.. | pw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 ls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| hola | ls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-la | grep ".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|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||| ca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3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28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09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99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09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5" office:value-type="string" calcext:value-type="string" table:number-columns-spanned="1" table:number-rows-spanned="38">
            <text:p>( PARENTHESES )</text:p>
          </table:table-cell>
          <table:table-cell table:style-name="ce109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&lt;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&lt;srcs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&lt;../pwd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&l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09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09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27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table-cell table:style-name="ce105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09" office:value-type="string" calcext:value-type="string">
            <text:p><text:span text:style-name="T21">$&gt;</text:span><text:span text:style-name="T22"> cat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34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&lt;&lt; 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&lt;&lt;hola</text:span></text:p>
          </table:table-cell>
          <table:table-cell table:style-name="ce23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lt;&lt;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2">
          <table:table-cell table:style-name="ce99" office:value-type="string" calcext:value-type="string" table:number-columns-spanned="1" table:number-rows-spanned="6">
            <text:p>WILDCARD ⭐</text:p>
          </table:table-cell>
          <table:table-cell table:style-name="ce109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19T16:50:06.231368631</dc:date>
    <meta:editing-duration>PT7H49M40S</meta:editing-duration>
    <meta:editing-cycles>7</meta:editing-cycles>
    <meta:document-statistic meta:table-count="2" meta:cell-count="4401" meta:object-count="0"/>
  </office:meta>
</office:document-meta>
</file>